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weight-asian="normal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weight-asian="normal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23cm" svg:height="6.389cm" svg:x="1.234cm" svg:y="9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6cm" svg:height="1.806cm" svg:x="13.023cm" svg:y="2.428cm">
          <text:p text:style-name="P1">Ini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02cm" svg:height="1.851cm" svg:x="3.661cm" svg:y="2.382cm">
          <text:p text:style-name="P1">Init scri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41cm" svg:height="1.766cm" svg:x="3.242cm" svg:y="6.447cm">
          <text:p text:style-name="P1">App start scri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09cm" svg:height="1.806cm" svg:x="12.153cm" svg:y="7.208cm">
          <text:p text:style-name="P1">App star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73cm" svg:height="1.633cm" svg:x="3.526cm" svg:y="9.819cm">
          <text:p text:style-name="P1">Httpd.con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04cm" svg:height="1.499cm" svg:x="3.46cm" svg:y="12.78cm">
          <text:p text:style-name="P1">Conf.d/*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19cm" svg:height="1.5cm" svg:x="3.703cm" svg:y="16.306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7cm" svg:height="2.028cm" svg:x="11.466cm" svg:y="12.744cm">
          <text:p text:style-name="P1">Httpd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36cm" svg:height="1.896cm" svg:x="2.644cm" svg:y="19.872cm">
          <text:p text:style-name="P1">rotatelog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43cm" svg:height="1.72cm" svg:x="12.48cm" svg:y="20.179cm">
          <text:p text:style-name="P1">Rotatelo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95cm" svg:height="2.161cm" svg:x="2.765cm" svg:y="23.287cm">
          <text:p text:style-name="P1">Logs/*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054cm" svg:height="0.725cm" svg:x="1.635cm" svg:y="4.451cm">
          <draw:text-box>
            <text:p text:style-name="P2"><text:span text:style-name="T1">system_u:object_r:libra_initrc_exec_t:s0</text:span></text:p>
          </draw:text-box>
        </draw:frame>
        <draw:frame draw:style-name="gr6" draw:layer="layout" svg:width="0.502cm" svg:height="0.962cm" svg:x="5.909cm" svg:y="5.38cm">
          <draw:text-box>
            <text:p/>
          </draw:text-box>
        </draw:frame>
        <draw:frame draw:style-name="gr6" draw:layer="layout" svg:width="0.502cm" svg:height="0.962cm" svg:x="5.909cm" svg:y="5.38cm">
          <draw:text-box>
            <text:p/>
          </draw:text-box>
        </draw:frame>
        <draw:frame draw:style-name="gr5" draw:text-style-name="P3" draw:layer="layout" svg:width="10.302cm" svg:height="0.725cm" svg:x="10.031cm" svg:y="4.495cm">
          <draw:text-box>
            <text:p text:style-name="P3"><text:span text:style-name="T2">unconfined_u:system_r:libra_initrc_t:s0-s0:c0.c1023</text:span></text:p>
          </draw:text-box>
        </draw:frame>
        <draw:frame draw:style-name="gr5" draw:text-style-name="P3" draw:layer="layout" svg:width="9.744cm" svg:height="0.725cm" svg:x="1.048cm" svg:y="8.408cm">
          <draw:text-box>
            <text:p><text:span text:style-name="T2"><text:s/></text:span><text:span text:style-name="T2">unconfined_u:object_r:libra_var_lib_t:s0:c0,c500</text:span></text:p>
          </draw:text-box>
        </draw:frame>
        <draw:frame draw:style-name="gr5" draw:text-style-name="P3" draw:layer="layout" svg:width="8.346cm" svg:height="0.725cm" svg:x="10.94cm" svg:y="15.281cm">
          <draw:text-box>
            <text:p text:style-name="P3"><text:span text:style-name="T2">unconfined_u:system_r:libra_t:s0:c0,c501</text:span></text:p>
          </draw:text-box>
        </draw:frame>
        <draw:frame draw:style-name="gr5" draw:text-style-name="P3" draw:layer="layout" svg:width="9.625cm" svg:height="0.725cm" svg:x="0.88cm" svg:y="14.661cm">
          <draw:text-box>
            <text:p><text:span text:style-name="T2">unconfined_u:object_r:libra_var_lib_t:s0:c0,c500</text:span></text:p>
          </draw:text-box>
        </draw:frame>
        <draw:frame draw:style-name="gr5" draw:text-style-name="P3" draw:layer="layout" svg:width="5.557cm" svg:height="0.725cm" svg:x="2.603cm" svg:y="11.683cm">
          <draw:text-box>
            <text:p><text:span text:style-name="T2">system_u:object_r:bin_t:s0</text:span></text:p>
          </draw:text-box>
        </draw:frame>
        <draw:frame draw:style-name="gr5" draw:text-style-name="P3" draw:layer="layout" svg:width="7.072cm" svg:height="0.725cm" svg:x="1.736cm" svg:y="18.154cm">
          <draw:text-box>
            <text:p><text:span text:style-name="T2">system_u:object_r:httpd_exec_t:s0</text:span></text:p>
          </draw:text-box>
        </draw:frame>
        <draw:frame draw:style-name="gr5" draw:text-style-name="P3" draw:layer="layout" svg:width="9.295cm" svg:height="0.725cm" svg:x="0.824cm" svg:y="21.976cm">
          <draw:text-box>
            <text:p><text:span text:style-name="T2"><text:s/></text:span><text:span text:style-name="T2">system_u:object_r:httpd_rotatelogs_exec_t:s0</text:span></text:p>
          </draw:text-box>
        </draw:frame>
        <draw:frame draw:style-name="gr5" draw:text-style-name="P3" draw:layer="layout" svg:width="10.302cm" svg:height="0.725cm" svg:x="10.237cm" svg:y="9.528cm">
          <draw:text-box>
            <text:p text:style-name="P3"><text:span text:style-name="T2">unconfined_u:system_r:libra_initrc_t:s0-s0:c0.c10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Lamourine</meta:initial-creator>
    <meta:creation-date>2011-04-20T18:50:38</meta:creation-date>
    <dc:date>2011-04-20T21:28:56</dc:date>
    <dc:creator>Mark Lamourine</dc:creator>
    <meta:editing-duration>PT1H36M31S</meta:editing-duration>
    <meta:editing-cycles>3</meta:editing-cycles>
    <meta:generator>OpenOffice.org/3.3$Linux OpenOffice.org_project/330m20$Build-9567</meta:generator>
    <meta:document-statistic meta:object-count="23"/>
  </office:meta>
</office:document-meta>
</file>